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/text:p>
      <text:p text:style-name="Standard"><text:tab/><text:tab/></text:p>
      <text:p text:style-name="P1">Pseudocodigo Backtracking</text:p>
      <text:p text:style-name="P1"/>
      <text:p text:style-name="P3"/>
      <text:p text:style-name="P2"><text:tab/>Tenemos una función a la que le pasamos el nivel de iteracion (i), las coordenadas de la posicion que se va a comprobar de la matriz (x , y), u bool para saber si se ha tenido exito o no y la matriz en sí.</text:p>
      <text:p text:style-name="P2"><text:tab/>Lo que hacemos es un bucle en el que cada iteración crea un nuevo nodo , según las restricciones que se tienen del movimiento del caballo , y comprueba si la posición sería válida o no y en caso de ser válida <text:s/>le pone a esa posición el número de la iteración por la que va y crea un nodo hijo de esa nueva posición . Si no es válida lo que hace es crear un nuevo nodo hijo y si ya ha recorrido los 8 nodos hijos de una posición y ninguno es válido y aún faltan posiciones por cubrir , vuelve hacia atrás pa sacar el siguiente nodo hijo de la posición que teníamos anteriormente . El algoritmo puede volver hacia atrás tantas veces como sean necesarias hasta encontrar un nodo por el que no se hayan recorrido los 8 nodos hij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3M11S</meta:editing-duration>
    <meta:editing-cycles>3</meta:editing-cycles>
    <meta:generator>OpenOffice/4.1.3$Win32 OpenOffice.org_project/413m1$Build-9783</meta:generator>
    <dc:date>2017-06-01T20:59:04.16</dc:date>
    <meta:document-statistic meta:table-count="0" meta:image-count="0" meta:object-count="0" meta:page-count="1" meta:paragraph-count="5" meta:word-count="191" meta:character-count="963"/>
    <meta:user-defined meta:name="Info 1"/>
    <meta:user-defined meta:name="Info 2"/>
    <meta:user-defined meta:name="Info 3"/>
    <meta:user-defined meta:name="Info 4"/>
  </office:meta>
</office:document-meta>
</file>